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 Quotation" svg:font-family="'Latin Modern Sans Quotation'" style:font-family-generic="swiss" style:font-pitch="variable"/>
    <style:font-face style:name="Latin Modern Sans Quotation1" svg:font-family="'Latin Modern Sans Quotation'" style:font-adornments="8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4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75cm" fo:min-width="4.2cm"/>
    </style:style>
    <style:style style:name="gr3" style:family="graphic" style:parent-style-name="standard">
      <style:graphic-properties draw:stroke="none" svg:stroke-color="#000000" draw:fill="none" draw:fill-color="#ffffff" fo:min-height="1.75cm"/>
    </style:style>
    <style:style style:name="gr4" style:family="graphic" style:parent-style-name="standard">
      <style:graphic-properties draw:fill="none" draw:fill-color="#66ccff" draw:textarea-horizontal-align="justify" draw:textarea-vertical-align="middle" draw:auto-grow-height="false" fo:min-height="1.75cm" fo:min-width="4.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withoutfill">
      <style:graphic-properties svg:stroke-color="#3465a4" draw:marker-end="Symmetric_20_Arrow" draw:marker-end-width="0.3cm" draw:fill="none" draw:textarea-vertical-align="middle"/>
    </style:style>
    <style:style style:name="gr7" style:family="graphic" style:parent-style-name="standard">
      <style:graphic-properties draw:marker-start="Circle_20_unfilled" draw:marker-start-width="0.3cm" draw:marker-end="Symmetric_20_Arrow" draw:marker-end-width="0.3cm" draw:textarea-vertical-align="middle"/>
    </style:style>
    <style:style style:name="gr8" style:family="graphic" style:parent-style-name="standard">
      <style:graphic-properties draw:marker-start-width="0.3cm" draw:marker-end="Symmetric_20_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1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75cm" fo:min-width="4.2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0.75cm" fo:min-width="1.5cm"/>
    </style:style>
    <style:style style:name="gr13" style:family="graphic" style:parent-style-name="objectwithoutfill">
      <style:graphic-properties svg:stroke-color="#3465a4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standard">
      <style:graphic-properties draw:stroke="none" svg:stroke-color="#000000" draw:fill="none" draw:fill-color="#ffffff" fo:min-height="4.35cm"/>
    </style:style>
    <style:style style:name="co1" style:family="table-column">
      <style:table-column-properties style:column-width="1.894cm" style:use-optimal-column-width="false"/>
    </style:style>
    <style:style style:name="co2" style:family="table-column">
      <style:table-column-properties style:column-width="6.529cm" style:use-optimal-column-width="false"/>
    </style:style>
    <style:style style:name="co3" style:family="table-column">
      <style:table-column-properties style:column-width="6.185cm" style:use-optimal-column-width="false"/>
    </style:style>
    <style:style style:name="co4" style:family="table-column">
      <style:table-column-properties style:column-width="9.048cm" style:use-optimal-column-width="false"/>
    </style:style>
    <style:style style:name="co5" style:family="table-column">
      <style:table-column-properties style:column-width="9.052cm" style:use-optimal-column-width="false"/>
    </style:style>
    <style:style style:name="ro1" style:family="table-row">
      <style:table-row-properties style:row-height="0.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0.6cm"/>
    </style:style>
    <style:style style:name="ro4" style:family="table-row">
      <style:table-row-properties style:row-height="0.816cm"/>
    </style:style>
    <style:style style:name="ro5" style:family="table-row">
      <style:table-row-properties style:row-height="0.637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4pt" style:font-size-asian="18pt" style:font-size-complex="18pt"/>
    </style:style>
    <style:style style:name="ce3" style:family="table-cell">
      <loext:graphic-properties style:repeat="repeat"/>
      <style:text-properties fo:font-size="14pt" style:font-size-asian="18pt" style:font-size-complex="18pt"/>
    </style:style>
    <style:style style:name="ce4" style:family="table-cell">
      <loext:graphic-properties style:repeat="repeat"/>
      <style:paragraph-properties fo:border-left="0.03pt solid #ffffff" fo:border-right="none" fo:border-top="0.03pt solid #ffffff" fo:border-bottom="0.03pt solid #ffffff"/>
      <style:text-properties fo:font-size="14pt" style:font-size-asian="18pt" style:font-size-complex="18pt"/>
    </style:style>
    <style:style style:name="ce5" style:family="table-cell">
      <loext:graphic-properties style:repeat="repeat"/>
      <style:paragraph-properties fo:border="0.03pt solid #ffffff"/>
      <style:text-properties fo:font-size="14pt" style:font-size-asian="18pt" style:font-size-complex="18pt"/>
    </style:style>
    <style:style style:name="ce6" style:family="table-cell">
      <loext:graphic-properties style:repeat="repeat"/>
      <style:paragraph-properties fo:border-left="none" fo:border-right="0.03pt solid #ffffff" fo:border-top="0.03pt solid #ffffff" fo:border-bottom="none"/>
      <style:text-properties fo:font-size="14pt" style:font-size-asian="18pt" style:font-size-complex="18pt"/>
    </style:style>
    <style:style style:name="ce7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size="14pt" style:font-size-asian="18pt" style:font-size-complex="18pt"/>
    </style:style>
    <style:style style:name="ce8" style:family="table-cell">
      <loext:graphic-properties style:repeat="repeat"/>
      <style:paragraph-properties fo:border-left="none" fo:border-right="0.03pt solid #ffffff" fo:border-top="0.03pt solid #ffffff" fo:border-bottom="0.03pt solid #ffffff"/>
      <style:text-properties fo:font-size="14pt" style:font-size-asian="18pt" style:font-size-complex="18pt"/>
    </style:style>
    <style:style style:name="ce9" style:family="table-cell">
      <loext:graphic-properties style:repeat="repeat"/>
      <style:paragraph-properties fo:border-left="none" fo:border-right="0.03pt solid #ffffff" fo:border-top="none" fo:border-bottom="0.03pt solid #ffffff"/>
      <style:text-properties fo:font-size="14pt" style:font-size-asian="18pt" style:font-size-complex="18pt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66cc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style:font-name="Latin Modern Sans Quotation1" fo:font-size="8pt" style:font-size-asian="18pt" style:font-size-complex="18pt"/>
    </style:style>
    <style:style style:name="P6" style:family="paragraph">
      <loext:graphic-properties draw:fill="none" draw:fill-color="#ffffff"/>
      <style:text-properties fo:font-size="28pt" fo:font-weight="bold" style:font-size-asian="18pt" style:font-size-complex="18pt"/>
    </style:style>
    <style:style style:name="P7" style:family="paragraph">
      <style:text-properties fo:font-size="14pt" style:font-size-asian="18pt" style:font-size-complex="18pt"/>
    </style:style>
    <style:style style:name="T1" style:family="text">
      <style:text-properties style:font-name="Latin Modern Sans Quotation1" fo:font-size="8pt" style:font-size-asian="18pt" style:font-size-complex="18pt"/>
    </style:style>
    <style:style style:name="T2" style:family="text">
      <style:text-properties fo:font-size="28pt" fo:font-weight="bold" style:font-size-asian="18pt" style:font-size-complex="18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description générale" draw:style-name="dp1" draw:master-page-name="Default">
        <draw:frame draw:style-name="gr1" draw:text-style-name="P1" draw:layer="layout" svg:width="19.1cm" svg:height="3.095cm" svg:x="0.9cm" svg:y="3.5cm">
          <draw:text-box>
            <text:p>2 circuits empilés :</text:p>
            <text:p/>
            <text:p>- dispositif de mesure l'amplitude d'un signal électrique</text:p>
            <text:p/>
          </draw:text-box>
        </draw:frame>
        <draw:custom-shape draw:style-name="gr2" draw:text-style-name="P2" draw:layer="layout" svg:width="4.7cm" svg:height="2cm" svg:x="2.2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4cm" svg:height="2cm" svg:x="1cm" svg:y="10cm">
          <draw:text-box>
            <text:p/>
            <text:p>- affichage logarithmique sur 4 leds</text:p>
          </draw:text-box>
        </draw:frame>
        <draw:custom-shape draw:style-name="gr4" draw:text-style-name="P3" draw:layer="layout" svg:width="4.7cm" svg:height="2cm" svg:x="8.2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7cm" svg:height="2cm" svg:x="14.2cm" svg:y="7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4cm" svg:height="1.673cm" svg:x="2.6cm" svg:y="7.5cm">
          <draw:text-box>
            <text:p>amplification</text:p>
          </draw:text-box>
        </draw:frame>
        <draw:frame draw:style-name="gr5" draw:text-style-name="P1" draw:layer="layout" svg:width="4.4cm" svg:height="1.673cm" svg:x="8.734cm" svg:y="7.5cm">
          <draw:text-box>
            <text:p>redresseur</text:p>
          </draw:text-box>
        </draw:frame>
        <draw:frame draw:style-name="gr5" draw:text-style-name="P1" draw:layer="layout" svg:width="4.4cm" svg:height="1.673cm" svg:x="14.6cm" svg:y="7.427cm">
          <draw:text-box>
            <text:p>moyenneur</text:p>
          </draw:text-box>
        </draw:frame>
        <draw:line draw:style-name="gr6" draw:text-style-name="P2" draw:layer="layout" svg:x1="6.9cm" svg:y1="8cm" svg:x2="8.2cm" svg:y2="8cm">
          <text:p/>
        </draw:line>
        <draw:line draw:style-name="gr6" draw:text-style-name="P2" draw:layer="layout" svg:x1="12.9cm" svg:y1="8cm" svg:x2="14.2cm" svg:y2="8cm">
          <text:p/>
        </draw:line>
        <draw:line draw:style-name="gr7" draw:text-style-name="P4" draw:layer="layout" svg:x1="0.5cm" svg:y1="8cm" svg:x2="2.2cm" svg:y2="8cm">
          <text:p/>
        </draw:line>
        <draw:line draw:style-name="gr8" draw:text-style-name="P4" draw:layer="layout" svg:x1="18.9cm" svg:y1="7.9cm" svg:x2="20.6cm" svg:y2="7.9cm">
          <text:p/>
        </draw:line>
        <draw:frame draw:style-name="gr9" draw:text-style-name="P5" draw:layer="layout" svg:width="4.7cm" svg:height="1.4cm" svg:x="18.8cm" svg:y="7.3cm">
          <draw:text-box>
            <text:p><text:span text:style-name="T1">vers circuit 2</text:span></text:p>
          </draw:text-box>
        </draw:frame>
        <draw:frame draw:style-name="gr9" draw:text-style-name="P5" draw:layer="layout" svg:width="4.7cm" svg:height="1.4cm" svg:x="0.7cm" svg:y="7.3cm">
          <draw:text-box>
            <text:p><text:span text:style-name="T1">entrée</text:span></text:p>
          </draw:text-box>
        </draw:frame>
        <draw:custom-shape draw:style-name="gr10" draw:text-style-name="P2" draw:layer="layout" svg:width="4.7cm" svg:height="1cm" svg:x="11cm" svg:y="12.5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4.2cm" svg:height="0.962cm" svg:x="11.3cm" svg:y="12.538cm">
          <draw:text-box>
            <text:p>comparateur</text:p>
          </draw:text-box>
        </draw:frame>
        <draw:custom-shape draw:style-name="gr12" draw:text-style-name="P2" draw:layer="layout" svg:width="2cm" svg:height="1cm" svg:x="16.6cm" svg:y="12.5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4cm" svg:height="0.962cm" svg:x="17cm" svg:y="12.538cm">
          <draw:text-box>
            <text:p>led </text:p>
          </draw:text-box>
        </draw:frame>
        <draw:line draw:style-name="gr8" draw:text-style-name="P4" draw:layer="layout" svg:x1="15.7cm" svg:y1="13cm" svg:x2="16.6cm" svg:y2="13cm">
          <text:p/>
        </draw:line>
        <draw:custom-shape draw:style-name="gr10" draw:text-style-name="P2" draw:layer="layout" svg:width="4.7cm" svg:height="1cm" svg:x="11cm" svg:y="13.9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4.2cm" svg:height="0.962cm" svg:x="11.3cm" svg:y="13.938cm">
          <draw:text-box>
            <text:p>comparateur</text:p>
          </draw:text-box>
        </draw:frame>
        <draw:custom-shape draw:style-name="gr12" draw:text-style-name="P2" draw:layer="layout" svg:width="2cm" svg:height="1cm" svg:x="16.6cm" svg:y="13.9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4cm" svg:height="0.962cm" svg:x="17cm" svg:y="13.938cm">
          <draw:text-box>
            <text:p>led </text:p>
          </draw:text-box>
        </draw:frame>
        <draw:line draw:style-name="gr8" draw:text-style-name="P4" draw:layer="layout" svg:x1="15.7cm" svg:y1="14.4cm" svg:x2="16.6cm" svg:y2="14.4cm">
          <text:p/>
        </draw:line>
        <draw:custom-shape draw:style-name="gr10" draw:text-style-name="P2" draw:layer="layout" svg:width="4.7cm" svg:height="1cm" svg:x="11cm" svg:y="15.3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4.2cm" svg:height="0.962cm" svg:x="11.3cm" svg:y="15.338cm">
          <draw:text-box>
            <text:p>comparateur</text:p>
          </draw:text-box>
        </draw:frame>
        <draw:custom-shape draw:style-name="gr12" draw:text-style-name="P2" draw:layer="layout" svg:width="2cm" svg:height="1cm" svg:x="16.6cm" svg:y="15.3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4cm" svg:height="0.962cm" svg:x="17cm" svg:y="15.338cm">
          <draw:text-box>
            <text:p>led </text:p>
          </draw:text-box>
        </draw:frame>
        <draw:line draw:style-name="gr8" draw:text-style-name="P4" draw:layer="layout" svg:x1="15.7cm" svg:y1="15.8cm" svg:x2="16.6cm" svg:y2="15.8cm">
          <text:p/>
        </draw:line>
        <draw:custom-shape draw:style-name="gr10" draw:text-style-name="P2" draw:layer="layout" svg:width="4.7cm" svg:height="1cm" svg:x="11cm" svg:y="16.7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4.2cm" svg:height="0.962cm" svg:x="11.3cm" svg:y="16.738cm">
          <draw:text-box>
            <text:p>comparateur</text:p>
          </draw:text-box>
        </draw:frame>
        <draw:custom-shape draw:style-name="gr12" draw:text-style-name="P2" draw:layer="layout" svg:width="2cm" svg:height="1cm" svg:x="16.6cm" svg:y="16.7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.4cm" svg:height="0.962cm" svg:x="17cm" svg:y="16.738cm">
          <draw:text-box>
            <text:p>led </text:p>
          </draw:text-box>
        </draw:frame>
        <draw:line draw:style-name="gr8" draw:text-style-name="P4" draw:layer="layout" svg:x1="15.7cm" svg:y1="17.2cm" svg:x2="16.6cm" svg:y2="17.2cm">
          <text:p/>
        </draw:line>
        <draw:custom-shape draw:style-name="gr2" draw:text-style-name="P2" draw:layer="layout" svg:width="4.7cm" svg:height="2cm" svg:x="5.1cm" svg:y="12.727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4cm" svg:height="1.673cm" svg:x="5.5cm" svg:y="13.227cm">
          <draw:text-box>
            <text:p>amplification</text:p>
          </draw:text-box>
        </draw:frame>
        <draw:line draw:style-name="gr13" draw:text-style-name="P2" draw:layer="layout" svg:x1="2cm" svg:y1="12.5cm" svg:x2="2cm" svg:y2="17.2cm">
          <text:p/>
        </draw:line>
        <draw:line draw:style-name="gr6" draw:text-style-name="P2" draw:layer="layout" svg:x1="2cm" svg:y1="17.2cm" svg:x2="11cm" svg:y2="17.2cm">
          <text:p/>
        </draw:line>
        <draw:line draw:style-name="gr6" draw:text-style-name="P2" draw:layer="layout" svg:x1="2cm" svg:y1="15.8cm" svg:x2="11cm" svg:y2="15.8cm">
          <text:p/>
        </draw:line>
        <draw:line draw:style-name="gr6" draw:text-style-name="P2" draw:layer="layout" svg:x1="9.8cm" svg:y1="14.5cm" svg:x2="11.1cm" svg:y2="14.5cm">
          <text:p/>
        </draw:line>
        <draw:line draw:style-name="gr6" draw:text-style-name="P2" draw:layer="layout" svg:x1="9.8cm" svg:y1="13cm" svg:x2="11cm" svg:y2="13cm">
          <text:p/>
        </draw:line>
        <draw:line draw:style-name="gr6" draw:text-style-name="P2" draw:layer="layout" svg:x1="2cm" svg:y1="13.7cm" svg:x2="5.1cm" svg:y2="13.7cm">
          <text:p/>
        </draw:line>
        <draw:frame draw:style-name="gr14" draw:text-style-name="P5" draw:layer="layout" svg:width="2.8cm" svg:height="0.8cm" svg:x="0.9cm" svg:y="11.8cm">
          <draw:text-box>
            <text:p><text:span text:style-name="T1">depuis circuit 1</text:span></text:p>
          </draw:text-box>
        </draw:frame>
        <draw:frame draw:style-name="gr9" draw:text-style-name="P6" draw:layer="layout" svg:width="7.9cm" svg:height="1.4cm" svg:x="1.1cm" svg:y="18.4cm">
          <draw:text-box>
            <text:p><text:span text:style-name="T2">Spécifications</text:span></text:p>
          </draw:text-box>
        </draw:frame>
        <draw:frame draw:style-name="gr15" draw:text-style-name="P1" draw:layer="layout" svg:width="18.9cm" svg:height="4.6cm" svg:x="0.9cm" svg:y="19.9cm">
          <draw:text-box>
            <text:p>- alimentation des 2 circuits en ±15V</text:p>
            <text:p>- 4 niveaux de mesure d'amplitude crête à crête : </text:p>
            <text:p><text:tab/>&gt;10mV, &gt;100mV, &gt;1V et &gt;10V</text:p>
            <text:p>- protection du circuit contre des surtensions en entrée</text:p>
            <text:p>- circuits enfichables</text:p>
          </draw:text-box>
        </draw:frame>
      </draw:page>
      <draw:page draw:name="circuit 2" draw:style-name="dp1" draw:master-page-name="Default">
        <draw:frame draw:style-name="standard" draw:layer="layout" svg:width="14.607cm" svg:height="4.561cm" svg:x="0.95cm" svg:y="0.92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pan text:style-name="T3">Seuil d'allumage théorique</text:span></text:p>
              </table:table-cell>
              <table:table-cell table:style-name="ce3">
                <text:p><text:span text:style-name="T3">Seuil d'allumage mesuré</text:span></text:p>
              </table:table-cell>
            </table:table-row>
            <table:table-row table:style-name="ro2">
              <table:table-cell table:style-name="ce4">
                <text:p><text:span text:style-name="T3">led 0</text:span></text:p>
              </table:table-cell>
              <table:table-cell table:style-name="ce5">
                <text:p><text:span text:style-name="T3">10mV</text:span></text:p>
              </table:table-cell>
              <table:table-cell table:style-name="ce6">
                <text:p><text:span text:style-name="T3">non mesuré</text:span></text:p>
              </table:table-cell>
            </table:table-row>
            <table:table-row table:style-name="ro2">
              <table:table-cell table:style-name="ce4">
                <text:p><text:span text:style-name="T3">led 1</text:span></text:p>
              </table:table-cell>
              <table:table-cell table:style-name="ce7">
                <text:p><text:span text:style-name="T3">100mV</text:span></text:p>
              </table:table-cell>
              <table:table-cell table:style-name="ce8">
                <text:p><text:span text:style-name="T3">88mV</text:span></text:p>
              </table:table-cell>
            </table:table-row>
            <table:table-row table:style-name="ro2">
              <table:table-cell table:style-name="ce4">
                <text:p><text:span text:style-name="T3">led 3</text:span></text:p>
              </table:table-cell>
              <table:table-cell table:style-name="ce7">
                <text:p><text:span text:style-name="T3">1V</text:span></text:p>
              </table:table-cell>
              <table:table-cell table:style-name="ce9">
                <text:p><text:span text:style-name="T3">1,15V</text:span></text:p>
              </table:table-cell>
            </table:table-row>
            <table:table-row table:style-name="ro3">
              <table:table-cell table:style-name="ce4">
                <text:p><text:span text:style-name="T3">led 4</text:span></text:p>
              </table:table-cell>
              <table:table-cell table:style-name="ce7">
                <text:p><text:span text:style-name="T3">10V</text:span></text:p>
              </table:table-cell>
              <table:table-cell table:style-name="ce9">
                <text:p><text:span text:style-name="T3">10,3V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8.099cm" svg:height="4.079cm" svg:x="0.959cm" svg:y="6.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4" table:default-cell-style-name="ce5">
              <table:table-cell>
                <text:p text:style-name="P7">plage d'amplitudes mesurées</text:p>
              </table:table-cell>
              <table:table-cell>
                <text:p text:style-name="P7">10mV-10V crête à crête</text:p>
              </table:table-cell>
            </table:table-row>
            <table:table-row table:style-name="ro5" table:default-cell-style-name="ce5">
              <table:table-cell>
                <text:p text:style-name="P7">bande passante</text:p>
              </table:table-cell>
              <table:table-cell>
                <text:p text:style-name="P7">50Hz-800kHz</text:p>
              </table:table-cell>
            </table:table-row>
            <table:table-row table:style-name="ro5" table:default-cell-style-name="ce5">
              <table:table-cell>
                <text:p text:style-name="P7">protection en tension</text:p>
              </table:table-cell>
              <table:table-cell>
                <text:p text:style-name="P7">&gt;100V</text:p>
              </table:table-cell>
            </table:table-row>
            <table:table-row table:style-name="ro5" table:default-cell-style-name="ce5">
              <table:table-cell>
                <text:p text:style-name="P7">alimentation</text:p>
              </table:table-cell>
              <table:table-cell>
                <text:p text:style-name="P7">±15V</text:p>
              </table:table-cell>
            </table:table-row>
            <table:table-row table:style-name="ro5" table:default-cell-style-name="ce5">
              <table:table-cell>
                <text:p text:style-name="P7">dimensions</text:p>
              </table:table-cell>
              <table:table-cell>
                <text:p text:style-name="P7">30x50x10mm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 Quotation" svg:font-family="'Latin Modern Sans Quotation'" style:font-family-generic="swiss" style:font-pitch="variable"/>
    <style:font-face style:name="Latin Modern Sans Quotation1" svg:font-family="'Latin Modern Sans Quotation'" style:font-adornments="8 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7T12:26:53.063670632</meta:creation-date>
    <meta:generator>LibreOffice/5.0.5.2$Linux_X86_64 LibreOffice_project/00m0$Build-2</meta:generator>
    <dc:date>2016-06-03T17:09:58.693573587</dc:date>
    <meta:editing-duration>PT1H36M49S</meta:editing-duration>
    <meta:editing-cycles>35</meta:editing-cycles>
    <meta:document-statistic meta:object-count="47"/>
  </office:meta>
</office:document-meta>
</file>